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7cm" table:align="left"/>
    </style:style>
    <style:style style:name="Tabla1.A" style:family="table-column">
      <style:table-column-properties style:column-width="3.672cm"/>
    </style:style>
    <style:style style:name="Tabla1.B" style:family="table-column">
      <style:table-column-properties style:column-width="4.87cm"/>
    </style:style>
    <style:style style:name="Tabla1.C" style:family="table-column">
      <style:table-column-properties style:column-width="8.458cm"/>
    </style:style>
    <style:style style:name="Tabla1.A1" style:family="table-cell">
      <style:table-cell-properties style:vertical-align="middle" fo:padding="0.049cm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 style:list-style-name="L12"/>
    <style:style style:name="P13" style:family="paragraph" style:parent-style-name="Text_20_body" style:list-style-name="L13"/>
    <style:style style:name="T1" style:family="text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🚀 VISIÓN GENERAL DEL PROYECTO</text:h>
      <text:p text:style-name="Text_20_body"><text:span text:style-name="Strong_20_Emphasis">Nombre tentativo del proyecto:</text:span> <text:span text:style-name="Emphasis">TripTeller</text:span> / <text:span text:style-name="Emphasis">ViajIA</text:span> / <text:span text:style-name="Emphasis">WanderWise</text:span> </text:p>
      <text:p text:style-name="Text_20_body"><text:span text:style-name="Strong_20_Emphasis">Objetivo principal:</text:span><text:line-break/>Ofrecer recomendaciones de viajes personalizadas basadas en experiencias pasadas o preferencias escritas en lenguaje natural, devolviendo itinerarios inteligentes y ampliables con detalles de actividades, alojamiento, vuelos y comida.</text:p>
      <text:p text:style-name="Horizontal_20_Line"/>
      <text:h text:style-name="Heading_20_2" text:outline-level="2">🛤️ FASES DEL PROYECTO</text:h>
      <text:h text:style-name="Heading_20_3" text:outline-level="3"><text:span text:style-name="Strong_20_Emphasis">Fase 1: Prototipo funcional básico (MVP)</text:span></text:h>
      <text:p text:style-name="Text_20_body"><text:span text:style-name="Strong_20_Emphasis">Objetivo:</text:span> Probar el concepto y demostrar que funciona.</text:p>
      <text:h text:style-name="Heading_20_4" text:outline-level="4">Funcionalidad principal:</text:h>
      <text:list text:style-name="L1">
        <text:list-item>
          <text:p text:style-name="P1">Input de texto libre por el usuario.</text:p>
        </text:list-item>
        <text:list-item>
          <text:p text:style-name="P1">Análisis del mensaje con IA (por ejemplo, LLMs) para extraer:</text:p>
          <text:list>
            <text:list-item>
              <text:p text:style-name="P1">Destino</text:p>
            </text:list-item>
            <text:list-item>
              <text:p text:style-name="P1">Duración del viaje</text:p>
            </text:list-item>
            <text:list-item>
              <text:p text:style-name="P1">Presupuesto</text:p>
            </text:list-item>
            <text:list-item>
              <text:p text:style-name="P1">Lugar de origen</text:p>
            </text:list-item>
            <text:list-item>
              <text:p text:style-name="P1">Preferencias</text:p>
            </text:list-item>
          </text:list>
        </text:list-item>
        <text:list-item>
          <text:p text:style-name="P1">Generación de 3 recomendaciones de viaje con:</text:p>
          <text:list>
            <text:list-item>
              <text:p text:style-name="P1">Destinos sugeridos similares</text:p>
            </text:list-item>
            <text:list-item>
              <text:p text:style-name="P1">Vuelos aproximados (fake data en el MVP)</text:p>
            </text:list-item>
            <text:list-item>
              <text:p text:style-name="P1">Hoteles sugeridos</text:p>
            </text:list-item>
            <text:list-item>
              <text:p text:style-name="P1">Presupuesto estimado</text:p>
            </text:list-item>
          </text:list>
        </text:list-item>
      </text:list>
      <text:h text:style-name="Heading_20_4" text:outline-level="4">Tecnologías sugeridas:</text:h>
      <text:list text:style-name="L2">
        <text:list-item>
          <text:p text:style-name="P2"><text:span text:style-name="Strong_20_Emphasis">Backend/API:</text:span></text:p>
          <text:list>
            <text:list-item>
              <text:p text:style-name="P2">C# (ASP.NET Core) si quieres seguir en tu stack habitual.</text:p>
            </text:list-item>
            <text:list-item>
              <text:p text:style-name="P2"><text:soft-page-break/>Alternativa: Python (FastAPI) por facilidad de integración con modelos IA y scraping.</text:p>
            </text:list-item>
          </text:list>
        </text:list-item>
        <text:list-item>
          <text:p text:style-name="P2"><text:span text:style-name="Strong_20_Emphasis">Procesamiento del lenguaje natural (NLP):</text:span></text:p>
          <text:list>
            <text:list-item>
              <text:p text:style-name="P2">OpenAI GPT-4/4.5 o Mistral, Llama 3 (opcionalmente con embeddings para personalización).</text:p>
            </text:list-item>
            <text:list-item>
              <text:p text:style-name="P2">LangChain para orquestar agentes y pipelines.</text:p>
            </text:list-item>
          </text:list>
        </text:list-item>
        <text:list-item>
          <text:p text:style-name="P2"><text:span text:style-name="Strong_20_Emphasis">Base de datos:</text:span></text:p>
          <text:list>
            <text:list-item>
              <text:p text:style-name="P2">PostgreSQL o MongoDB para almacenar historiales y destinos.</text:p>
            </text:list-item>
          </text:list>
        </text:list-item>
        <text:list-item>
          <text:p text:style-name="P2"><text:span text:style-name="Strong_20_Emphasis">Frontend:</text:span></text:p>
          <text:list>
            <text:list-item>
              <text:p text:style-name="P2">Simple interfaz web en React o Blazor (si te quedas en C#).</text:p>
            </text:list-item>
          </text:list>
        </text:list-item>
        <text:list-item>
          <text:p text:style-name="P2"><text:span text:style-name="Strong_20_Emphasis">Data sources (fake al inicio):</text:span></text:p>
          <text:list>
            <text:list-item>
              <text:p text:style-name="P2">JSON con mock de destinos, vuelos, hoteles.</text:p>
            </text:list-item>
          </text:list>
        </text:list-item>
      </text:list>
      <text:p text:style-name="Horizontal_20_Line"/>
      <text:h text:style-name="Heading_20_3" text:outline-level="3"><text:span text:style-name="Strong_20_Emphasis">Fase 2: Mejora de los resultados</text:span></text:h>
      <text:p text:style-name="Text_20_body"><text:span text:style-name="Strong_20_Emphasis">Objetivo:</text:span> Aumentar la precisión y profundidad de las recomendaciones.</text:p>
      <text:h text:style-name="Heading_20_4" text:outline-level="4">Nuevas funcionalidades:</text:h>
      <text:list text:style-name="L3">
        <text:list-item>
          <text:p text:style-name="P3">Embeddings vectoriales para guardar preferencias y experiencias pasadas.</text:p>
        </text:list-item>
        <text:list-item>
          <text:p text:style-name="P3">Clasificación y análisis de similitud entre viajes.</text:p>
        </text:list-item>
        <text:list-item>
          <text:p text:style-name="P3">Datos reales de vuelos y hoteles con APIs públicas:</text:p>
          <text:list>
            <text:list-item>
              <text:p text:style-name="P3">Skyscanner API, Amadeus Travel API, Google Flights, Booking.com API.</text:p>
            </text:list-item>
          </text:list>
        </text:list-item>
        <text:list-item>
          <text:p text:style-name="P3">Introducción de un <text:span text:style-name="Strong_20_Emphasis">modelo de perfil de usuario</text:span> basado en su historial.</text:p>
        </text:list-item>
        <text:list-item>
          <text:p text:style-name="P3">Diseño de itinerario detallado (día a día) una vez seleccionado un viaje.</text:p>
        </text:list-item>
      </text:list>
      <text:h text:style-name="Heading_20_4" text:outline-level="4">Tecnologías adicionales:</text:h>
      <text:list text:style-name="L4">
        <text:list-item>
          <text:p text:style-name="P4">Pinecone o Weaviate para almacenamiento de vectores.</text:p>
        </text:list-item>
        <text:list-item>
          <text:p text:style-name="P4">Integración con APIs reales para precios actualizados.</text:p>
        </text:list-item>
        <text:list-item>
          <text:p text:style-name="P4">Redis o caching para mejorar rendimiento.</text:p>
        </text:list-item>
      </text:list>
      <text:p text:style-name="Horizontal_20_Line"><text:soft-page-break/></text:p>
      <text:h text:style-name="Heading_20_3" text:outline-level="3"><text:span text:style-name="Strong_20_Emphasis">Fase 3: Interfaz avanzada y producto mínimo viable público</text:span></text:h>
      <text:p text:style-name="Text_20_body"><text:span text:style-name="Strong_20_Emphasis">Objetivo:</text:span> Crear la experiencia de usuario final.</text:p>
      <text:h text:style-name="Heading_20_4" text:outline-level="4">Funcionalidad:</text:h>
      <text:list text:style-name="L5">
        <text:list-item>
          <text:p text:style-name="P5">Login de usuarios.</text:p>
        </text:list-item>
        <text:list-item>
          <text:p text:style-name="P5">Historial y perfil personalizado.</text:p>
        </text:list-item>
        <text:list-item>
          <text:p text:style-name="P5">Favoritos, viajes guardados.</text:p>
        </text:list-item>
        <text:list-item>
          <text:p text:style-name="P5">Itinerario expandible día a día.</text:p>
        </text:list-item>
        <text:list-item>
          <text:p text:style-name="P5">Mapa interactivo del viaje.</text:p>
        </text:list-item>
        <text:list-item>
          <text:p text:style-name="P5">Posibilidad de compartir viaje con amigos.</text:p>
        </text:list-item>
      </text:list>
      <text:h text:style-name="Heading_20_4" text:outline-level="4">Interfaz:</text:h>
      <text:list text:style-name="L6">
        <text:list-item>
          <text:p text:style-name="P6"><text:span text:style-name="Strong_20_Emphasis">Web app:</text:span> Ideal si buscas desarrollo más rápido, multiplataforma, y alcance amplio.</text:p>
        </text:list-item>
        <text:list-item>
          <text:p text:style-name="P6"><text:span text:style-name="Strong_20_Emphasis">Mobile app:</text:span> Ideal si buscas experiencia personalizada, GPS, integración con notificaciones (podríamos hacerla luego con React Native o Flutter tras validar el prototipo).</text:p>
        </text:list-item>
      </text:list>
      <text:p text:style-name="Horizontal_20_Line"/>
      <text:h text:style-name="Heading_20_3" text:outline-level="3"><text:span text:style-name="Strong_20_Emphasis">Fase 4: IA Avanzada y Escalabilidad</text:span></text:h>
      <text:p text:style-name="Text_20_body"><text:span text:style-name="Strong_20_Emphasis">Objetivo:</text:span> Hacer del sistema una plataforma inteligente y dinámica.</text:p>
      <text:list text:style-name="L7">
        <text:list-item>
          <text:p text:style-name="P7">Chat en vivo con agente IA tipo concierge personal.</text:p>
        </text:list-item>
        <text:list-item>
          <text:p text:style-name="P7">Agentes automatizados que buscan viajes basados en preferencias futuras.</text:p>
        </text:list-item>
        <text:list-item>
          <text:p text:style-name="P7">Aprendizaje automático con feedback del usuario (lo que le gusta o no).</text:p>
        </text:list-item>
        <text:list-item>
          <text:p text:style-name="P7">Multilingüe para expansión internacional.</text:p>
        </text:list-item>
      </text:list>
      <text:p text:style-name="Horizontal_20_Line"/>
      <text:h text:style-name="Heading_20_2" text:outline-level="2">🧠 FUNCIONAMIENTO DE LA IA EN TU APLICACIÓN</text:h>
      <text:list text:style-name="L8">
        <text:list-item>
          <text:p text:style-name="P8"><text:span text:style-name="Strong_20_Emphasis">Input Natural del Usuario (Prompt):</text:span></text:p>
          <text:list>
            <text:list-item>
              <text:p text:style-name="P8">"Hice un viaje a Japón, 15 días, 2000 €, me encantó…"</text:p>
            </text:list-item>
          </text:list>
        </text:list-item>
        <text:list-item>
          <text:p text:style-name="P8"><text:span text:style-name="Strong_20_Emphasis">Procesamiento del Input:</text:span></text:p>
          <text:list>
            <text:list-item>
              <text:p text:style-name="P8"><text:soft-page-break/>Usar LLM para extraer entidades (duración, presupuesto, origen, destino, emociones).</text:p>
            </text:list-item>
            <text:list-item>
              <text:p text:style-name="P8">Query a una base de viajes similares.</text:p>
            </text:list-item>
          </text:list>
        </text:list-item>
        <text:list-item>
          <text:p text:style-name="P8"><text:span text:style-name="Strong_20_Emphasis">Generación de Respuestas:</text:span></text:p>
          <text:list>
            <text:list-item>
              <text:p text:style-name="P8">Usar un agente IA (con LangChain o Semantic Kernel en .NET) para construir 3 sugerencias.</text:p>
            </text:list-item>
            <text:list-item>
              <text:p text:style-name="P8">Output: nombre del destino, descripción general, estimación de coste, links falsos a vuelos/hoteles.</text:p>
            </text:list-item>
          </text:list>
        </text:list-item>
        <text:list-item>
          <text:p text:style-name="P8"><text:span text:style-name="Strong_20_Emphasis">Expansión del Itinerario:</text:span></text:p>
          <text:list>
            <text:list-item>
              <text:p text:style-name="P8">Al seleccionar un viaje, el backend consulta a un generador de itinerario.</text:p>
            </text:list-item>
            <text:list-item>
              <text:p text:style-name="P8">IA responde con detalle por día: qué hacer, comer, excursiones.</text:p>
            </text:list-item>
          </text:list>
        </text:list-item>
      </text:list>
      <text:p text:style-name="Horizontal_20_Line"/>
      <text:h text:style-name="Heading_20_2" text:outline-level="2">📱 ¿WEB O APP MÓVIL?</text:h>
      <table:table table:name="Tabla1" table:style-name="Tabla1">
        <table:table-column table:style-name="Tabla1.A"/>
        <table:table-column table:style-name="Tabla1.B"/>
        <table:table-column table:style-name="Tabla1.C"/>
        <table:table-header-rows>
          <table:table-row>
            <table:table-cell table:style-name="Tabla1.A1" office:value-type="string">
              <text:p text:style-name="Table_20_Heading">Criterio</text:p>
            </table:table-cell>
            <table:table-cell table:style-name="Tabla1.A1" office:value-type="string">
              <text:p text:style-name="Table_20_Heading">Web App</text:p>
            </table:table-cell>
            <table:table-cell table:style-name="Tabla1.A1" office:value-type="string">
              <text:p text:style-name="Table_20_Heading">App Móvil</text:p>
            </table:table-cell>
          </table:table-row>
        </table:table-header-rows>
        <table:table-row>
          <table:table-cell table:style-name="Tabla1.A1" office:value-type="string">
            <text:p text:style-name="Table_20_Contents"><text:span text:style-name="Strong_20_Emphasis">Desarrollo inicial</text:span></text:p>
          </table:table-cell>
          <table:table-cell table:style-name="Tabla1.A1" office:value-type="string">
            <text:p text:style-name="Table_20_Contents">Más rápido</text:p>
          </table:table-cell>
          <table:table-cell table:style-name="Tabla1.A1" office:value-type="string">
            <text:p text:style-name="Table_20_Contents">Más lento (a menos que uses Flutter/React Native)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Accesibilidad</text:span></text:p>
          </table:table-cell>
          <table:table-cell table:style-name="Tabla1.A1" office:value-type="string">
            <text:p text:style-name="Table_20_Contents">Universal (PC, móvil, tablet)</text:p>
          </table:table-cell>
          <table:table-cell table:style-name="Tabla1.A1" office:value-type="string">
            <text:p text:style-name="Table_20_Contents">Necesita instalación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Notificaciones push</text:span></text:p>
          </table:table-cell>
          <table:table-cell table:style-name="Tabla1.A1" office:value-type="string">
            <text:p text:style-name="Table_20_Contents">Limitadas</text:p>
          </table:table-cell>
          <table:table-cell table:style-name="Tabla1.A1" office:value-type="string">
            <text:p text:style-name="Table_20_Contents">Potente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Integración GPS</text:span></text:p>
          </table:table-cell>
          <table:table-cell table:style-name="Tabla1.A1" office:value-type="string">
            <text:p text:style-name="Table_20_Contents">Limitada</text:p>
          </table:table-cell>
          <table:table-cell table:style-name="Tabla1.A1" office:value-type="string">
            <text:p text:style-name="Table_20_Contents">Ideal para recomendaciones en el lugar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Facilidad de testing</text:span></text:p>
          </table:table-cell>
          <table:table-cell table:style-name="Tabla1.A1" office:value-type="string">
            <text:p text:style-name="Table_20_Contents">Alta</text:p>
          </table:table-cell>
          <table:table-cell table:style-name="Tabla1.A1" office:value-type="string">
            <text:p text:style-name="Table_20_Contents">Media</text:p>
          </table:table-cell>
        </table:table-row>
      </table:table>
      <text:p text:style-name="Text_20_body">🔹 <text:span text:style-name="Strong_20_Emphasis">Recomendación</text:span>: <text:span text:style-name="Strong_20_Emphasis">Empieza con una web app</text:span> para validar el MVP y luego, si todo va bien, crea una app móvil con el mismo backend.</text:p>
      <text:p text:style-name="Horizontal_20_Line"/>
      <text:h text:style-name="Heading_20_2" text:outline-level="2">🧩 MODULARIDAD DEL CÓDIGO</text:h>
      <text:p text:style-name="Text_20_body">Te sugiero desde el inicio trabajar con una arquitectura modular:</text:p>
      <text:list text:style-name="L9">
        <text:list-item>
          <text:p text:style-name="P9"><text:span text:style-name="Source_20_Text">frontend/</text:span></text:p>
        </text:list-item>
        <text:list-item>
          <text:p text:style-name="P9"><text:span text:style-name="Source_20_Text">backend/</text:span></text:p>
        </text:list-item>
        <text:list-item>
          <text:p text:style-name="P9"><text:span text:style-name="Source_20_Text">services/</text:span> → conectores a APIs externas.</text:p>
        </text:list-item>
        <text:list-item>
          <text:p text:style-name="P9"><text:span text:style-name="Source_20_Text">agents/</text:span> → prompts y orquestadores LLM.</text:p>
        </text:list-item>
        <text:list-item>
          <text:p text:style-name="P9"><text:soft-page-break/><text:span text:style-name="Source_20_Text">database/</text:span> → ORM o DAOs.</text:p>
        </text:list-item>
        <text:list-item>
          <text:p text:style-name="P9"><text:span text:style-name="Source_20_Text">models/</text:span> → definiciones de datos e itinerarios.</text:p>
        </text:list-item>
        <text:list-item>
          <text:p text:style-name="P9"><text:span text:style-name="Source_20_Text">tests/</text:span></text:p>
        </text:list-item>
      </text:list>
      <text:p text:style-name="Horizontal_20_Line"/>
      <text:h text:style-name="Heading_20_2" text:outline-level="2">🗓️ PLAN DE ACCIÓN</text:h>
      <text:h text:style-name="Heading_20_3" text:outline-level="3">Mes 1: MVP básico</text:h>
      <text:list text:style-name="L10">
        <text:list-item>
          <text:p text:style-name="P10">Definir estructuras de datos (viaje, usuario, itinerario).</text:p>
        </text:list-item>
        <text:list-item>
          <text:p text:style-name="P10">Backend simple con API REST.</text:p>
        </text:list-item>
        <text:list-item>
          <text:p text:style-name="P10">Procesamiento de input con LLM.</text:p>
        </text:list-item>
        <text:list-item>
          <text:p text:style-name="P10">Mock de destinos y recomendaciones.</text:p>
        </text:list-item>
      </text:list>
      <text:h text:style-name="Heading_20_3" text:outline-level="3">Mes 2: IA mejorada y API externa</text:h>
      <text:list text:style-name="L11">
        <text:list-item>
          <text:p text:style-name="P11">Integrar embeddings y similitud.</text:p>
        </text:list-item>
        <text:list-item>
          <text:p text:style-name="P11">APIs reales de vuelos/hoteles.</text:p>
        </text:list-item>
        <text:list-item>
          <text:p text:style-name="P11">Generación dinámica de itinerarios.</text:p>
        </text:list-item>
      </text:list>
      <text:h text:style-name="Heading_20_3" text:outline-level="3">Mes 3: Web app usable</text:h>
      <text:list text:style-name="L12">
        <text:list-item>
          <text:p text:style-name="P12">Frontend interactivo.</text:p>
        </text:list-item>
        <text:list-item>
          <text:p text:style-name="P12">Favoritos, login, historiales.</text:p>
        </text:list-item>
        <text:list-item>
          <text:p text:style-name="P12">Compartir viajes, UI más pulida.</text:p>
        </text:list-item>
      </text:list>
      <text:p text:style-name="Horizontal_20_Line"/>
      <text:h text:style-name="Heading_20_2" text:outline-level="2">🌟 EXTRAS POSIBLES A FUTURO</text:h>
      <text:list text:style-name="L13">
        <text:list-item>
          <text:p text:style-name="P13">Recomendaciones según estaciones del año.</text:p>
        </text:list-item>
        <text:list-item>
          <text:p text:style-name="P13">“¿A dónde puedo viajar con X presupuesto desde Y en agosto?”</text:p>
        </text:list-item>
        <text:list-item>
          <text:p text:style-name="P13">Integración con calendarios personales.</text:p>
        </text:list-item>
        <text:list-item>
          <text:p text:style-name="P13">Reservas reales a través de afiliación.</text:p>
        </text:list-item>
      </text:list>
      <text:p text:style-name="Horizontal_20_Line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7-01T10:25:51.129000000</dc:date>
    <meta:editing-duration>PT1M6S</meta:editing-duration>
    <meta:editing-cycles>1</meta:editing-cycles>
    <meta:document-statistic meta:table-count="1" meta:image-count="0" meta:object-count="0" meta:page-count="5" meta:paragraph-count="123" meta:word-count="802" meta:character-count="4983" meta:non-whitespace-character-count="4380"/>
    <meta:generator>LibreOffice/7.4.2.3$Windows_X86_64 LibreOffice_project/382eef1f22670f7f4118c8c2dd222ec7ad009daf</meta:generator>
  </office:meta>
</office:document-meta>
</file>